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25in"/>
    </style:style>
    <style:style style:name="co4" style:family="table-column">
      <style:table-column-properties fo:break-before="auto" style:column-width="1.872in"/>
    </style:style>
    <style:style style:name="co5" style:family="table-column">
      <style:table-column-properties fo:break-before="auto" style:column-width="2.193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Noto Sans Arabic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MT Out</text:p>
          </table:table-cell>
          <table:table-cell table:style-name="ce1" office:value-type="string" calcext:value-type="string">
            <text:p>ZMI Result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MaxDepth</text:p>
          </table:table-cell>
          <table:table-cell table:style-name="ce1" office:value-type="string" calcext:value-type="string">
            <text:p>MaxDepthReached</text:p>
          </table:table-cell>
          <table:table-cell table:style-name="ce1" office:value-type="string" calcext:value-type="string">
            <text:p>Match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sted all steps?</text:p>
          </table:table-cell>
          <table:table-cell office:value-type="string" calcext:value-type="string">
            <text:p>Il push false ha portato al non scoprire resto dell’albero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ntrrollata corrispondenza</text:p>
          </table:table-cell>
        </table:table-row>
        <table:table-row table:style-name="ro2">
          <table:table-cell office:value-type="string" calcext:value-type="string">
            <text:p>chc-comp24-LIA-Lin-Arrays-001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02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03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hc-comp24-LIA-Lin-Arrays-004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hc-comp24-LIA-Lin-Arrays-005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hc-comp24-LIA-Lin-Arrays-007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e</text:p>
          </table:table-cell>
          <table:table-cell office:value-type="string" calcext:value-type="string">
            <text:p>errore sul push manuale</text:p>
          </table:table-cell>
          <table:table-cell/>
        </table:table-row>
        <table:table-row table:style-name="ro2">
          <table:table-cell office:value-type="string" calcext:value-type="string">
            <text:p>chc-comp24-LIA-Lin-Arrays-008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09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hc-comp24-LIA-Lin-Arrays-010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(x_25594 and x_25576)</text:p>
          </table:table-cell>
          <table:table-cell/>
        </table:table-row>
        <table:table-row table:style-name="ro2">
          <table:table-cell office:value-type="string" calcext:value-type="string">
            <text:p>chc-comp24-LIA-Lin-Arrays-011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and (x_23106 and x_23120)</text:p>
          </table:table-cell>
          <table:table-cell office:value-type="string" calcext:value-type="string">
            <text:p>si, C’È F &lt;= 0 <text:s/>E POI NOT F&lt;=0</text:p>
          </table:table-cell>
        </table:table-row>
        <table:table-row table:style-name="ro2">
          <table:table-cell office:value-type="string" calcext:value-type="string">
            <text:p>chc-comp24-LIA-Lin-Arrays-012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c-comp24-LIA-Lin-Arrays-014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16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c-comp24-LIA-Lin-Arrays-018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c-comp24-LIA-Lin-Arrays-019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essuna contraddizione aritmetica, pero x_15100 = true e not(x_15100)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chc-comp24-LIA-Lin-Arrays-020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c-comp24-LIA-Lin-Arrays-021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2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3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4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5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6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7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29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0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3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4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5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6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7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38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085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04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09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11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19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23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25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27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28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10 (MaxDepthReached)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33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34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10 (MaxDepthReached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37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0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1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2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3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4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5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 derivable</text:p>
          </table:table-cell>
          <table:table-cell office:value-type="string" calcext:value-type="string">
            <text:p>✘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8_true.smt2.p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c-comp24-LIA-Lin-Arrays-149_false.smt2.p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✔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✘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20:15.389353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57:29.983564157</meta:creation-date>
    <meta:editing-duration>PT13H14M29S</meta:editing-duration>
    <meta:editing-cycles>4</meta:editing-cycles>
    <meta:generator>LibreOffice/24.2.7.2$Linux_X86_64 LibreOffice_project/420$Build-2</meta:generator>
    <dc:date>2025-09-09T23:54:55.587968251</dc:date>
    <meta:document-statistic meta:table-count="1" meta:cell-count="418" meta:object-count="0"/>
  </office:meta>
</office:document-meta>
</file>